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Heading_20_3">
      <style:text-properties officeooo:paragraph-rsid="00019bf8"/>
    </style:style>
    <style:style style:name="P4" style:family="paragraph" style:parent-style-name="Heading_20_3">
      <style:paragraph-properties fo:break-before="page"/>
      <style:text-properties officeooo:paragraph-rsid="00019bf8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Heading_20_3">
      <style:paragraph-properties fo:break-before="page"/>
    </style:style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5">
      <style:paragraph-properties fo:margin-top="0cm" fo:margin-bottom="0cm" style:contextual-spacing="false"/>
      <style:text-properties officeooo:paragraph-rsid="0002c81e"/>
    </style:style>
    <style:style style:name="P14" style:family="paragraph" style:parent-style-name="Text_20_body" style:list-style-name="L6">
      <style:paragraph-properties fo:margin-top="0cm" fo:margin-bottom="0cm" style:contextual-spacing="false"/>
      <style:text-properties officeooo:paragraph-rsid="0002c81e"/>
    </style:style>
    <style:style style:name="P15" style:family="paragraph" style:parent-style-name="Text_20_body" style:list-style-name="L5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>
      <style:paragraph-properties fo:margin-top="0cm" fo:margin-bottom="0cm" style:contextual-spacing="false"/>
    </style:style>
    <style:style style:name="P23" style:family="paragraph" style:parent-style-name="Text_20_body" style:list-style-name="L13"/>
    <style:style style:name="P24" style:family="paragraph" style:parent-style-name="Text_20_body" style:list-style-name="L14">
      <style:paragraph-properties fo:margin-top="0cm" fo:margin-bottom="0cm" style:contextual-spacing="false"/>
    </style:style>
    <style:style style:name="P25" style:family="paragraph" style:parent-style-name="Text_20_body" style:list-style-name="L14"/>
    <style:style style:name="T1" style:family="text">
      <style:text-properties officeooo:rsid="0002c81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Funkční specifikace pro E-shop pro prodej kuřat</text:h>
      <text:p text:style-name="Text_20_body"><text:span text:style-name="Strong_20_Emphasis">Název projektu</text:span>: E-shop pro prodej kuřat<text:line-break/><text:span text:style-name="Strong_20_Emphasis">Verze</text:span>: 1.0<text:line-break/><text:span text:style-name="Strong_20_Emphasis">Datum</text:span>: Září 2024</text:p>
      <text:h text:style-name="Heading_20_3" text:outline-level="3">1. Úvod</text:h>
      <text:h text:style-name="Heading_20_4" text:outline-level="4">1.1 Účel</text:h>
      <text:p text:style-name="Text_20_body">Tento dokument popisuje funkční specifikaci e-shopu zaměřeného na prodej kuřat a chovatelských potřeb. E-shop má umožnit snadnou navigaci, nákup produktů a sledování dostupnosti kuřat pomocí kalendáře. Součástí systému bude i správa skladových zásob, zákaznických účtů a komunikace prostřednictvím notifikací a emailů.</text:p>
      <text:h text:style-name="Heading_20_4" text:outline-level="4">1.2 Cílová skupina</text:h>
      <text:p text:style-name="Text_20_body">Cílovou skupinou jsou zejména malí farmáři, chovatelé kuřat a domácnosti, které hledají specifické druhy kuřat nebo chovatelských potřeb. Tento systém bude navržen pro uživatele s různou úrovní technické dovednosti, s důrazem na jednoduchost a přehlednost uživatelského rozhraní.</text:p>
      <text:h text:style-name="Heading_20_4" text:outline-level="4">1.3 Odkazy na další dokumenty</text:h>
      <text:list text:style-name="L1">
        <text:list-item>
          <text:p text:style-name="P1"><text:span text:style-name="Strong_20_Emphasis">Systémová specifikace požadavků (SRS)</text:span>: Popisuje základní technické požadavky, bezpečnost a integrace s externími systémy.</text:p>
        </text:list-item>
        <text:list-item>
          <text:p text:style-name="P2"><text:span text:style-name="Strong_20_Emphasis">Testovací plány (verze 1.0)</text:span>: Dokument popisující, jak budou testovány jednotlivé funkce.</text:p>
        </text:list-item>
      </text:list>
      <text:h text:style-name="Heading_20_3" text:outline-level="3"/>
      <text:h text:style-name="P3" text:outline-level="3"/>
      <text:h text:style-name="P4" text:outline-level="3">2. Scénáře</text:h>
      <text:h text:style-name="Heading_20_4" text:outline-level="4">2.1 Všechny reálné způsoby použití</text:h>
      <text:list text:style-name="L2">
        <text:list-item>
          <text:p text:style-name="P5"><text:span text:style-name="Strong_20_Emphasis">Procházení produktů</text:span>: Uživatel může procházet kuřata a příslušenství podle kategorií, filtru dostupnosti a ceny.</text:p>
        </text:list-item>
        <text:list-item>
          <text:p text:style-name="P5"><text:span text:style-name="Strong_20_Emphasis">Objednání produktů</text:span>: Uživatel vybere produkty, vloží je do košíku a zadá potřebné údaje pro dokončení objednávky.</text:p>
        </text:list-item>
        <text:list-item>
          <text:p text:style-name="P5"><text:span text:style-name="Strong_20_Emphasis">Kalendář dostupnosti</text:span>: Uživatel může nahlédnout do kalendáře a zjistit, kdy budou konkrétní kuřata dostupná k odběru.</text:p>
        </text:list-item>
        <text:list-item>
          <text:p text:style-name="P5"><text:span text:style-name="Strong_20_Emphasis">Automatizovaná komunikace</text:span>: E-shop bude odesílat zákazníkům potvrzení objednávek, změny stavu objednávky a upozornění na nové produkty prostřednictvím emailu nebo SMS.</text:p>
        </text:list-item>
        <text:list-item>
          <text:p text:style-name="P6"><text:span text:style-name="Strong_20_Emphasis">Správa skladových zásob</text:span>: Administrátor systému může přidávat nové produkty, aktualizovat skladovou dostupnost a měnit ceny.</text:p>
        </text:list-item>
      </text:list>
      <text:h text:style-name="Heading_20_4" text:outline-level="4">2.2 Vymezení rozsahu</text:h>
      <text:p text:style-name="Text_20_body">Funkční specifikace pokrývá hlavní oblasti, které se zaměřují na:</text:p>
      <text:list text:style-name="L3">
        <text:list-item>
          <text:p text:style-name="P7">Prodej kuřat a souvisejících produktů.</text:p>
        </text:list-item>
        <text:list-item>
          <text:p text:style-name="P7">Správu skladových zásob a zákazníků.</text:p>
        </text:list-item>
        <text:list-item>
          <text:p text:style-name="P8">Uživatelské rozhraní pro zákazníky a administrátory.</text:p>
        </text:list-item>
      </text:list>
      <text:h text:style-name="Heading_20_3" text:outline-level="3"/>
      <text:h text:style-name="P9" text:outline-level="3">3. Celková hrubá architektura</text:h>
      <text:h text:style-name="Heading_20_4" text:outline-level="4">3.1 Pracovní tok</text:h>
      <text:list text:style-name="L4">
        <text:list-item>
          <text:p text:style-name="P10"><text:span text:style-name="Strong_20_Emphasis">Procházení produktů</text:span>: Uživatelé mohou produkty prohlížet podle kategorií a používat filtry (např. druh kuřete, dostupnost, cena).</text:p>
        </text:list-item>
        <text:list-item>
          <text:p text:style-name="P10"><text:span text:style-name="Strong_20_Emphasis">Košík a pokladna</text:span>: Po přidání produktů do košíku systém umožní uživateli dokončit objednávku a zobrazit si potvrzení.</text:p>
        </text:list-item>
        <text:list-item>
          <text:p text:style-name="P10"><text:span text:style-name="Strong_20_Emphasis">Kalendář dostupnosti</text:span>: Tento modul bude propojen s objednávkovým systémem a zobrazí, kdy budou nové zásoby kuřat dostupné.</text:p>
        </text:list-item>
        <text:list-item>
          <text:p text:style-name="P11"><text:span text:style-name="Strong_20_Emphasis">Notifikace a e-maily</text:span>: Systém automaticky odesílá notifikace o nových objednávkách, změnách stavu objednávek nebo dostupnosti nových kuřat.</text:p>
        </text:list-item>
      </text:list>
      <text:h text:style-name="Heading_20_4" text:outline-level="4">3.2 Detailní moduly</text:h>
      <text:list xml:id="list2466346736" text:style-name="L5">
        <text:list-item>
          <text:p text:style-name="P12"><text:span text:style-name="Strong_20_Emphasis">Hlavní stránka</text:span></text:p>
          <text:list>
            <text:list-item>
              <text:p text:style-name="P12">Obsahuje seznam produktů, akční nabídky a odkazy na kategorie. Nabízí rychlou navigaci k jednotlivým typům kuřat a produktů.</text:p>
            </text:list-item>
          </text:list>
        </text:list-item>
        <text:list-item>
          <text:p text:style-name="P13"><text:span text:style-name="Strong_20_Emphasis">Produktová stránka </text:span><text:span text:style-name="Strong_20_Emphasis"><text:span text:style-name="T1">s kalendářem dostupnosti</text:span></text:span></text:p>
          <text:list>
            <text:list-item>
              <text:p text:style-name="P12">Umožňuje zobrazení detailních informací o každém produktu, včetně dostupnosti, ceny a možnosti přidat do košíku.</text:p>
            </text:list-item>
          </text:list>
        </text:list-item>
      </text:list>
      <text:list text:style-name="L6">
        <text:list-item>
          <text:list>
            <text:list-item>
              <text:p text:style-name="P14">Uživatelé mohou vidět plánované datum, kdy budou kuřata dostupná, a mohou si kuřata předrezervovat.</text:p>
            </text:list-item>
          </text:list>
        </text:list-item>
      </text:list>
      <text:list text:continue-list="list2466346736" text:style-name="L5">
        <text:list-item>
          <text:p text:style-name="P12"><text:span text:style-name="Strong_20_Emphasis">Košík a pokladna</text:span></text:p>
          <text:list>
            <text:list-item>
              <text:p text:style-name="P12">Zobrazuje seznam produktů, umožňuje uživateli měnit množství, zadat fakturační a doručovací údaje a provést <text:span text:style-name="T1">objednávku</text:span>.</text:p>
            </text:list-item>
          </text:list>
        </text:list-item>
        <text:list-item>
          <text:p text:style-name="P12"><text:span text:style-name="Strong_20_Emphasis">Administrace</text:span></text:p>
          <text:list>
            <text:list-item>
              <text:p text:style-name="P15">Zahrnuje správu objednávek, skladových zásob, zákaznických účtů, nastavení e-shopu a zobrazení reportů o prodeji.</text:p>
            </text:list-item>
          </text:list>
        </text:list-item>
      </text:list>
      <text:h text:style-name="Heading_20_3" text:outline-level="3"/>
      <text:h text:style-name="P9" text:outline-level="3">4. Hlavní moduly</text:h>
      <text:h text:style-name="Heading_20_4" text:outline-level="4">4.1 Správa produktů</text:h>
      <text:p text:style-name="Text_20_body">Administrátor může přidávat, upravovat a mazat produkty z e-shopu. Kromě toho má možnost spravovat ceny, skladovou dostupnost a speciální nabídky.</text:p>
      <text:h text:style-name="Heading_20_4" text:outline-level="4">4.2 Kalendář dostupnosti</text:h>
      <text:p text:style-name="Text_20_body">Modul pro správu kalendáře dostupnosti kuřat. Administrátor může přidávat nové termíny líhnutí, které se automaticky zobrazí zákazníkům. Zákazníci si mohou zarezervovat kuřata v předstihu na konkrétní termíny.</text:p>
      <text:h text:style-name="Heading_20_4" text:outline-level="4">4.3 Objednávkový systém</text:h>
      <text:p text:style-name="Text_20_body">Tento modul zpracovává veškeré online objednávky. Zahrnuje funkci pro potvrzení objednávky, vytvoření faktury, odeslání emailu se shrnutím objednávky a aktualizaci skladových zásob.</text:p>
      <text:h text:style-name="Heading_20_4" text:outline-level="4">4.4 Notifikace a automatizace e-mailů</text:h>
      <text:p text:style-name="Text_20_body">Systém automaticky odesílá notifikace zákazníkům o přijetí objednávky, změně stavu objednávky a nových termínech dostupnosti kuřat. Administrátor může také nastavit hromadné emaily se speciálními nabídkami.</text:p>
      <text:h text:style-name="Heading_20_3" text:outline-level="3"/>
      <text:h text:style-name="P9" text:outline-level="3">5. Uživatelské rozhraní</text:h>
      <text:h text:style-name="Heading_20_4" text:outline-level="4">5.1 Hlavní okno (Domovská stránka)</text:h>
      <text:list text:style-name="L7">
        <text:list-item>
          <text:p text:style-name="P16">Zobrazuje nejprodávanější produkty a nové nabídky. Nabízí možnost rychlého přístupu ke kategoriím a filtrování podle ceny, dostupnosti a druhu kuřete.</text:p>
        </text:list-item>
      </text:list>
      <text:h text:style-name="Heading_20_4" text:outline-level="4">5.2 Okno objednávky (Košík a pokladna)</text:h>
      <text:list text:style-name="L8">
        <text:list-item>
          <text:p text:style-name="P17">Po výběru produktů je uživatel přesměrován do košíku, kde vidí přehled objednávky. Umožňuje zadat potřebné fakturační údaje a zvolit způsob doručení a platby.</text:p>
        </text:list-item>
      </text:list>
      <text:h text:style-name="Heading_20_4" text:outline-level="4">5.3 Administrátorské rozhraní</text:h>
      <text:list text:style-name="L9">
        <text:list-item>
          <text:p text:style-name="P18">Administrátor má přístup k přehledu objednávek, stavům skladových zásob a statistikám prodeje. Součástí je i jednoduché rozhraní pro přidávání nových produktů.</text:p>
        </text:list-item>
      </text:list>
      <text:h text:style-name="Heading_20_3" text:outline-level="3"/>
      <text:h text:style-name="P9" text:outline-level="3">6. Hlavní funkce a scénáře</text:h>
      <text:h text:style-name="Heading_20_4" text:outline-level="4">6.1 Registrace a přihlášení</text:h>
      <text:list text:style-name="L10">
        <text:list-item>
          <text:p text:style-name="P19"><text:span text:style-name="Strong_20_Emphasis">Scénář</text:span>: Uživatel se může registrovat novým účtem nebo se přihlásit prostřednictvím e-mailu, sociálních sítí nebo mobilního čísla.</text:p>
        </text:list-item>
      </text:list>
      <text:h text:style-name="Heading_20_4" text:outline-level="4">6.2 Prohlížení dostupnosti kuřat</text:h>
      <text:list text:style-name="L11">
        <text:list-item>
          <text:p text:style-name="P20"><text:span text:style-name="Strong_20_Emphasis">Scénář</text:span>: Zákazník navštíví stránku kalendáře, aby zjistil, kdy budou kuřata dostupná, a případně je předobjednal.</text:p>
        </text:list-item>
      </text:list>
      <text:h text:style-name="Heading_20_4" text:outline-level="4">6.3 Správa objednávek</text:h>
      <text:list text:style-name="L12">
        <text:list-item>
          <text:p text:style-name="P21"><text:span text:style-name="Strong_20_Emphasis">Scénář</text:span>: Po dokončení objednávky uživatel obdrží notifikaci emailem s podrobným shrnutím a odkazem na stav objednávky. Administrátor může sledovat stav všech objednávek a upravovat je podle potřeby.</text:p>
        </text:list-item>
      </text:list>
      <text:h text:style-name="Heading_20_3" text:outline-level="3"/>
      <text:h text:style-name="P9" text:outline-level="3">7. Nefunkční požadavky</text:h>
      <text:h text:style-name="Heading_20_4" text:outline-level="4">7.1 Výkonnost</text:h>
      <text:p text:style-name="Text_20_body">Systém musí být schopen podporovat až 150 souběžných uživatelů při zachování plynulého chodu.</text:p>
      <text:h text:style-name="Heading_20_4" text:outline-level="4">7.2 Bezpečnost</text:h>
      <text:list text:style-name="L13">
        <text:list-item>
          <text:p text:style-name="P22">Veškerá komunikace mezi uživateli a serverem musí být zabezpečena SSL šifrováním.</text:p>
        </text:list-item>
        <text:list-item>
          <text:p text:style-name="P23">Ochrana proti útokům XSS a CSRF.</text:p>
        </text:list-item>
      </text:list>
      <text:h text:style-name="Heading_20_4" text:outline-level="4">7.3 Spolehlivost</text:h>
      <text:p text:style-name="Text_20_body">Systém musí být dostupný 99,9 % času v průběhu roku. V případě výpadku musí být schopný obnovit provoz během maximálně 30 minut. Zálohy všech důležitých dat, včetně informací o objednávkách, uživatelích a skladových zásobách, se budou provádět každých 24 hodin.</text:p>
      <text:h text:style-name="Heading_20_4" text:outline-level="4">7.4 Škálovatelnost</text:h>
      <text:p text:style-name="Text_20_body">Systém musí být připraven na budoucí růst uživatelské základny a rozšíření sortimentu produktů. Bude schopen podporovat zvýšený počet produktů (až 10 000), zákazníků a objednávek bez ztráty výkonu.</text:p>
      <text:h text:style-name="Heading_20_4" text:outline-level="4">7.5 Použitelnost</text:h>
      <text:p text:style-name="Text_20_body">Uživatelské rozhraní musí být přehledné a snadno použitelné, optimalizované pro všechny typy zařízení (PC, tablety, mobilní telefony). Odezva na akce uživatele (přidání do košíku, filtrování produktů) nesmí překročit 2 sekundy.</text:p>
      <text:h text:style-name="Heading_20_4" text:outline-level="4">7.6 Kompatibilita</text:h>
      <text:p text:style-name="Text_20_body">E-shop musí být kompatibilní s moderními webovými prohlížeči, včetně Google Chrome, Mozilla Firefox, Safari a Microsoft Edge, s podporou pro mobilní zařízení (iOS, Android).</text:p>
      <text:h text:style-name="Heading_20_3" text:outline-level="3"/>
      <text:h text:style-name="P9" text:outline-level="3">8. Ostatní požadavky</text:h>
      <text:h text:style-name="Heading_20_4" text:outline-level="4">8.1 Integrace s externími systémy</text:h>
      <text:list text:style-name="L14">
        <text:list-item>
          <text:p text:style-name="P24"><text:span text:style-name="Strong_20_Emphasis">Platební brána</text:span>: Systém musí být integrován s několika platebními metodami, včetně kreditních karet, PayPal a bankovních převodů.</text:p>
        </text:list-item>
        <text:list-item>
          <text:p text:style-name="P24"><text:span text:style-name="Strong_20_Emphasis">Google Contacts</text:span>: Automatizované ukládání nových zákazníků do Google Contacts administrátora.</text:p>
        </text:list-item>
        <text:list-item>
          <text:p text:style-name="P25"><text:span text:style-name="Strong_20_Emphasis">Google Analytics</text:span>: Implementace Google Analytics pro sledování návštěvnosti, chování uživatelů a výkonu kampaní.</text:p>
        </text:list-item>
      </text:list>
      <text:h text:style-name="Heading_20_4" text:outline-level="4">8.2 Export dat</text:h>
      <text:p text:style-name="Text_20_body">Systém musí umožňovat export dat o objednávkách ve formátu CSV a XLS pro účely účetnictví a analýz. Export bude obsahovat detailní informace o zákaznících, objednaných produktech a platebních údajích.</text:p>
      <text:h text:style-name="Heading_20_4" text:outline-level="4">8.3 Lokalizace</text:h>
      <text:p text:style-name="Text_20_body">E-shop musí podporovat vícejazyčné rozhraní, včetně češtiny a angličtiny, s možností snadného přidání dalších jazyků.</text:p>
      <text:h text:style-name="Heading_20_3" text:outline-level="3"/>
      <text:h text:style-name="P9" text:outline-level="3">9. Závěr</text:h>
      <text:p text:style-name="Text_20_body">Tato funkční specifikace poskytuje detailní náhled na strukturu a požadavky pro e-shop zaměřený na prodej kuřat. Cílem je zajistit uživatelům bezproblémový nákupní zážitek, efektivní správu objednávek a komunikaci, stejně jako robustní a spolehlivý provoz pro administrátory. Důraz je kladen na bezpečnost, výkonnost a škálovatelnost systému, což umožní budoucí rozvoj projektu a expanzi na nové trh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8T07:32:23.792000000</meta:creation-date>
    <dc:date>2024-09-29T07:34:41.188000000</dc:date>
    <meta:editing-duration>PT4M53S</meta:editing-duration>
    <meta:editing-cycles>2</meta:editing-cycles>
    <meta:generator>LibreOffice/24.8.2.1$Windows_X86_64 LibreOffice_project/0f794b6e29741098670a3b95d60478a65d05ef13</meta:generator>
    <meta:document-statistic meta:table-count="0" meta:image-count="0" meta:object-count="0" meta:page-count="9" meta:paragraph-count="86" meta:word-count="1035" meta:character-count="7436" meta:non-whitespace-character-count="6521"/>
  </office:meta>
</office:document-meta>
</file>